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40b8f" officeooo:paragraph-rsid="00140b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e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6T19:46:19.600378184</dc:date>
    <meta:editing-duration>PT15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6.0.7.3$Linux_X86_64 LibreOffice_project/00m0$Build-3</meta:generator>
  </office:meta>
</office:document-meta>
</file>